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subtitle">
      <style:graphic-properties draw:fill-color="#ffffff" fo:min-height="18.363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5cm" fo:margin-bottom="0cm" fo:text-align="center" fo:text-indent="0cm"/>
    </style:style>
    <style:style style:name="P6" style:family="paragraph">
      <style:paragraph-properties fo:margin-left="0cm" fo:margin-right="0cm" fo:margin-top="0.5cm" fo:margin-bottom="0cm" fo:text-align="start" fo:text-indent="0cm"/>
    </style:style>
    <style:style style:name="P7" style:family="paragraph">
      <style:paragraph-properties fo:margin-top="0.5cm" fo:margin-bottom="0cm" fo:text-align="center"/>
    </style:style>
    <style:style style:name="P8" style:family="paragraph">
      <style:paragraph-properties fo:margin-top="0.5cm" fo:margin-bottom="0cm" fo:text-align="start"/>
    </style:style>
    <style:style style:name="P9" style:family="paragraph">
      <style:paragraph-properties fo:text-align="center" style:writing-mode="lr-tb"/>
      <style:text-properties fo:font-size="16pt" style:font-size-asian="16pt" style:font-size-complex="16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-color="#ffffff"/>
      <style:paragraph-properties style:writing-mode="lr-tb"/>
      <style:text-properties fo:font-size="32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32pt"/>
    </style:style>
    <style:style style:name="T4" style:family="text">
      <style:text-properties fo:font-variant="normal" fo:text-transform="none" fo:color="#0066cc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0.632cm" svg:y="6.503cm" presentation:class="title" presentation:user-transformed="true">
          <draw:text-box>
            <text:p>Apresentação<text:line-break/> Metaheurísticas</text:p>
          </draw:text-box>
        </draw:frame>
        <draw:frame draw:style-name="gr1" draw:text-style-name="P3" draw:layer="layout" svg:width="13.2cm" svg:height="0.962cm" svg:x="14.2cm" svg:y="19.038cm">
          <draw:text-box>
            <text:p text:style-name="P2">Arthur Ferraz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Sumário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Buscas locais</text:p>
                <text:list>
                  <text:list-item>
                    <text:p>Tabu Search</text:p>
                  </text:list-item>
                  <text:list-item>
                    <text:p>Simulated Anneling</text:p>
                  </text:list-item>
                </text:list>
              </text:list-item>
              <text:list-item>
                <text:p>Buscas populacionais</text:p>
                <text:list>
                  <text:list-item>
                    <text:p>Ant Colony</text:p>
                  </text:list-item>
                  <text:list-item>
                    <text:p>Differential Evolution</text:p>
                  </text:list-item>
                  <text:list-item>
                    <text:p>Particle Swarm</text:p>
                  </text:list-item>
                  <text:list-item>
                    <text:p>Genetic Algorith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3T32">
        <draw:frame presentation:style-name="pr6" draw:text-style-name="P4" draw:layer="layout" svg:width="25.199cm" svg:height="18.363cm" svg:x="1.4cm" svg:y="0.837cm" presentation:class="subtitle" presentation:user-transformed="true">
          <draw:text-box>
            <text:p>Buscas Locais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4T3">
        <draw:frame presentation:style-name="pr3" draw:text-style-name="P1" draw:layer="layout" svg:width="25.199cm" svg:height="1.771cm" svg:x="1.4cm" svg:y="0.837cm" presentation:class="title">
          <draw:text-box>
            <text:p>Tabu Search</text:p>
          </draw:text-box>
        </draw:frame>
        <draw:frame presentation:style-name="pr8" draw:text-style-name="P1" draw:layer="layout" svg:width="12.297cm" svg:height="12.179cm" svg:x="1.4cm" svg:y="4.914cm" presentation:class="outline">
          <draw:text-box>
            <text:list text:style-name="L2">
              <text:list-header>
                <text:p text:style-name="P5"><text:span text:style-name="T1">IMPLEMENTAÇÃO</text:span></text:p>
              </text:list-header>
              <text:list-item>
                <text:p text:style-name="P6"><text:span text:style-name="T1">Implementação dividida em múltiplas funções:</text:span></text:p>
              </text:list-item>
              <text:list-item>
                <text:p text:style-name="P6"><text:span text:style-name="T1">Função objective responsável por comparar a performance de dois caminhos no tsp e retornar true ou false.</text:span></text:p>
              </text:list-item>
              <text:list-item>
                <text:p text:style-name="P6"><text:span text:style-name="T1">Funções de impressão imprimirBloqueio e imprimirTipo foram usadas para ter feedback durante o desenvolvimento do codigo</text:span></text:p>
              </text:list-item>
              <text:list-item>
                <text:p text:style-name="P6"><text:span text:style-name="T1">createMoves preenche e retorna uma lista com todos os movimentos para cada combinação de valores i e j válidos.</text:span></text:p>
              </text:list-item>
              <text:list-item>
                <text:p text:style-name="P6"><text:span text:style-name="T1">BuscaLocal percorre toda a lista moves, aplicando-os à permutação atual sol para que o melhor vizinho de sol seja escolhido.</text:span></text:p>
              </text:list-item>
              <text:list-item>
                <text:p text:style-name="P6"><text:span text:style-name="T1">TabuSearch define um tempo de bloqueio para os movimentos utilizados e realiza K iterações de busca local, imprimindo os resultados de cada uma e retorna o melhor.</text:span></text:p>
              </text:list-item>
            </text:list>
          </draw:text-box>
        </draw:frame>
        <draw:frame presentation:style-name="pr8" draw:text-style-name="P9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 text:style-name="P7"><text:span text:style-name="T2">Teste</text:span></text:p>
                <text:p text:style-name="P8"><text:span text:style-name="T2">include("tabuSearch.jl");</text:span></text:p>
                <text:p text:style-name="P8"><text:span text:style-name="T2">tsp=readTSPLIB(:berlin52);</text:span></text:p>
                <text:p text:style-name="P8"><text:span text:style-name="T2">tabuSearch(tsp);</text:span></text:p>
                <text:p text:style-name="P8"><text:span text:style-name="T2">tsp=readTSPLIB(:kroA200);</text:span></text:p>
                <text:p text:style-name="P8"><text:span text:style-name="T2">tabuSearch(tsp);</text:span></text:p>
                <text:p text:style-name="P8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4T3">
        <draw:frame presentation:style-name="pr3" draw:text-style-name="P1" draw:layer="layout" svg:width="25.199cm" svg:height="1.771cm" svg:x="1.4cm" svg:y="0.837cm" presentation:class="title">
          <draw:text-box>
            <text:p>Simulated Annealing</text:p>
          </draw:text-box>
        </draw:frame>
        <draw:frame presentation:style-name="pr8" draw:text-style-name="P1" draw:layer="layout" svg:width="12.297cm" svg:height="12.179cm" svg:x="1.4cm" svg:y="4.914cm" presentation:class="outline">
          <draw:text-box>
            <text:list text:style-name="L2">
              <text:list-header>
                <text:p text:style-name="P5"><text:span text:style-name="T1">IMPLEMENTAÇÃO</text:span></text:p>
                <text:p text:style-name="P5"><text:span text:style-name="T1">Função única;</text:span></text:p>
              </text:list-header>
              <text:list-item>
                <text:p text:style-name="P6"><text:span text:style-name="T1">Precisa dos parâmetros de temperatura inicial t0, constante de variação da temperatura alfa e dois valores pra controle de loops;</text:span></text:p>
              </text:list-item>
              <text:list-item>
                <text:p text:style-name="P6"><text:span text:style-name="T1">Utiliza-se de dois loops em cadeia:</text:span></text:p>
                <text:list>
                  <text:list-item>
                    <text:p text:style-name="P10"><text:span text:style-name="T1">Loop externo: varia a temperatura a cada iteração</text:span></text:p>
                  </text:list-item>
                  <text:list-item>
                    <text:p text:style-name="P10"><text:span text:style-name="T1">Loop interno: com temperatura constante, busca soluções entre diferentes vizinhos.</text:span></text:p>
                  </text:list-item>
                </text:list>
              </text:list-item>
              <text:list-item>
                <text:p text:style-name="P6"><text:span text:style-name="T1">Utiliza roleta para decidir qual movimento aplicar;</text:span></text:p>
              </text:list-item>
              <text:list-item>
                <text:p text:style-name="P6"><text:span text:style-name="T1">Soluções:</text:span></text:p>
                <text:list>
                  <text:list-item>
                    <text:p text:style-name="P10"><text:span text:style-name="T1">Caso encontre alguma solução melhor ou igual à atual, atualiza;</text:span></text:p>
                  </text:list-item>
                  <text:list-item>
                    <text:p text:style-name="P10"><text:span text:style-name="T1">Caso contrário, roda uma probabilidade para aceitar ou não essa solução pior, que diminuirá à medida que a temperatura tende à zero.</text:span></text:p>
                  </text:list-item>
                </text:list>
              </text:list-item>
            </text:list>
          </draw:text-box>
        </draw:frame>
        <draw:frame presentation:style-name="pr8" draw:text-style-name="P9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 text:style-name="P7"><text:span text:style-name="T2">Teste</text:span></text:p>
                <text:p text:style-name="P8"><text:span text:style-name="T2">include("SimAnel.jl");</text:span></text:p>
                <text:p text:style-name="P8"><text:span text:style-name="T2">tsp=readTSPLIB(:berlin52);</text:span></text:p>
                <text:p text:style-name="P8"><text:span text:style-name="T2">simAnel!(tsp, 100, 0.1, 30, 1000);</text:span></text:p>
                <text:p text:style-name="P8"><text:span text:style-name="T2">tsp=readTSPLIB(:kroA200);</text:span></text:p>
                <text:p text:style-name="P8"><text:span text:style-name="T2">simAnel!(tsp, 100, 0.1, 30, 1000);</text:span></text:p>
                <text:p text:style-name="P8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3T32">
        <draw:frame presentation:style-name="pr6" draw:text-style-name="P11" draw:layer="layout" svg:width="25.199cm" svg:height="18.363cm" svg:x="1.4cm" svg:y="0.837cm" presentation:class="subtitle" presentation:user-transformed="true">
          <draw:text-box>
            <text:p><text:span text:style-name="T3">Buscas Populaciona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4T3">
        <draw:frame presentation:style-name="pr3" draw:text-style-name="P1" draw:layer="layout" svg:width="25.199cm" svg:height="1.771cm" svg:x="1.4cm" svg:y="0.837cm" presentation:class="title">
          <draw:text-box>
            <text:p>Ant Colony</text:p>
          </draw:text-box>
        </draw:frame>
        <draw:frame presentation:style-name="pr8" draw:text-style-name="P1" draw:layer="layout" svg:width="12.297cm" svg:height="12.179cm" svg:x="1.4cm" svg:y="4.914cm" presentation:class="outline">
          <draw:text-box>
            <text:list text:style-name="L2">
              <text:list-header>
                <text:p text:style-name="P5"><text:span text:style-name="T1">IMPLEMENTAÇÃO</text:span></text:p>
                <text:p text:style-name="P5"><text:span text:style-name="T1">Função única;</text:span></text:p>
              </text:list-header>
              <text:list-item>
                <text:p text:style-name="P6"><text:span text:style-name="T1">Em cada iteração, cria uma rota por busca local com cada formiga da população;</text:span></text:p>
              </text:list-item>
              <text:list-item>
                <text:p text:style-name="P6"><text:span text:style-name="T1">Sorteia uma cidade origem, calcula a probabilidade de a formiga visitar cada uma das outras cidades e utiliza uma roleta pra decidir a próxima cidade da rota</text:span></text:p>
              </text:list-item>
              <text:list-item>
                <text:p text:style-name="P6"><text:span text:style-name="T1">Todas as rotas realizadas liberam feromonios no caminho que servem para reforçar as rotas mais utilizadas</text:span></text:p>
              </text:list-item>
              <text:list-item>
                <text:p text:style-name="P6"><text:span text:style-name="T1">A melhor formiga deixa o dobro de feromonio</text:span></text:p>
              </text:list-item>
            </text:list>
          </draw:text-box>
        </draw:frame>
        <draw:frame presentation:style-name="pr8" draw:text-style-name="P9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 text:style-name="P7"><text:span text:style-name="T2">Teste</text:span></text:p>
                <text:p text:style-name="P8"><text:span text:style-name="T2">include("AntColony.jl");</text:span></text:p>
                <text:p text:style-name="P8"><text:span text:style-name="T2">tsp=readTSPLIB(:berlin52);</text:span></text:p>
                <text:p text:style-name="P8"><text:span text:style-name="T2">antColony(tsp, 100, 10);</text:span></text:p>
                <text:p text:style-name="P8"><text:span text:style-name="T2">tsp=readTSPLIB(:kroA200);</text:span></text:p>
                <text:p text:style-name="P8"><text:span text:style-name="T2">antColony(tsp, 15, 10);</text:span></text:p>
                <text:p text:style-name="P8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4T3">
        <draw:frame presentation:style-name="pr3" draw:text-style-name="P1" draw:layer="layout" svg:width="25.199cm" svg:height="1.771cm" svg:x="1.4cm" svg:y="0.837cm" presentation:class="title">
          <draw:text-box>
            <text:p>Differential Evolution</text:p>
          </draw:text-box>
        </draw:frame>
        <draw:frame presentation:style-name="pr8" draw:text-style-name="P1" draw:layer="layout" svg:width="12.297cm" svg:height="12.179cm" svg:x="1.4cm" svg:y="4.914cm" presentation:class="outline">
          <draw:text-box>
            <text:list text:style-name="L2">
              <text:list-header>
                <text:p text:style-name="P5"><text:span text:style-name="T1">IMPLEMENTAÇÃO</text:span></text:p>
                <text:p text:style-name="P5"><text:span text:style-name="T1">Função única;</text:span></text:p>
              </text:list-header>
              <text:list-item>
                <text:p text:style-name="P6"><text:span text:style-name="T1">Cria população aleatória;</text:span></text:p>
              </text:list-item>
              <text:list-item>
                <text:p text:style-name="P6"><text:span text:style-name="T1">Para cada indivíduo em cada iteração:</text:span></text:p>
                <text:list>
                  <text:list-item>
                    <text:p text:style-name="P10"><text:span text:style-name="T1">Escolhe 3 indivíduos distintos aleatóriamente;</text:span></text:p>
                  </text:list-item>
                  <text:list-item>
                    <text:p text:style-name="P10"><text:span text:style-name="T1">Cria um indivíduo mutado com esses 3;</text:span></text:p>
                  </text:list-item>
                  <text:list-item>
                    <text:p text:style-name="P10"><text:span text:style-name="T1">Realiza um crossover entre o mutado e o atual;</text:span></text:p>
                  </text:list-item>
                  <text:list-item>
                    <text:p text:style-name="P10"><text:span text:style-name="T1">Substitui o atual pelo crossover, se tiver melhor função objetivo.</text:span></text:p>
                  </text:list-item>
                </text:list>
              </text:list-item>
            </text:list>
          </draw:text-box>
        </draw:frame>
        <draw:frame presentation:style-name="pr8" draw:text-style-name="P9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 text:style-name="P7"><text:span text:style-name="T2">Teste</text:span></text:p>
                <text:p text:style-name="P8"><text:span text:style-name="T2">include("DifferentialEvolution.jl")</text:span></text:p>
                <text:p text:style-name="P8"><text:span text:style-name="T2">name = "rosenbrock";</text:span></text:p>
                <text:p text:style-name="P8"><text:span text:style-name="T2">diffEvo(f[name], l[name], u[name], CR=0.01);</text:span></text:p>
                <text:p text:style-name="P8"><text:span text:style-name="T2">name = "sphere";</text:span></text:p>
                <text:p text:style-name="P8"><text:span text:style-name="T2">diffEvo(f[name], l[name], u[name], CR=0.01);</text:span></text:p>
                <text:p text:style-name="P8"><text:span text:style-name="T2"/></text:p>
                <text:p text:style-name="P8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4T3">
        <draw:frame presentation:style-name="pr3" draw:text-style-name="P1" draw:layer="layout" svg:width="25.199cm" svg:height="1.771cm" svg:x="1.4cm" svg:y="0.837cm" presentation:class="title">
          <draw:text-box>
            <text:p>Particle Swarm</text:p>
          </draw:text-box>
        </draw:frame>
        <draw:frame presentation:style-name="pr8" draw:text-style-name="P1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 text:style-name="P5"><text:span text:style-name="T1">IMPLEMENTAÇÃO</text:span></text:p>
                <text:p text:style-name="P5"><text:span text:style-name="T1">Função única;</text:span></text:p>
              </text:list-header>
              <text:list-item>
                <text:p text:style-name="P6"><text:span text:style-name="T1">Cria população aleatória, onde cada indivíduo possui posição, velocidade e melhor posição histórica</text:span></text:p>
              </text:list-item>
              <text:list-item>
                <text:p text:style-name="P6"><text:span text:style-name="T1">Para cada indivíduo em cada iteração:</text:span></text:p>
                <text:list>
                  <text:list-item>
                    <text:p text:style-name="P10"><text:span text:style-name="T1">Atualiza melhor performace indivídual e o melhor global;</text:span></text:p>
                  </text:list-item>
                  <text:list-item>
                    <text:p text:style-name="P10"><text:span text:style-name="T1">Atualiza a velocidade com parâmetros aleatórios;</text:span></text:p>
                  </text:list-item>
                  <text:list-item>
                    <text:p text:style-name="P10"><text:span text:style-name="T1">Movimenta o <text:s/>indivíduo a essa velocidade.</text:span></text:p>
                  </text:list-item>
                </text:list>
              </text:list-item>
            </text:list>
          </draw:text-box>
        </draw:frame>
        <draw:frame presentation:style-name="pr8" draw:text-style-name="P9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 text:style-name="P7"><text:span text:style-name="T2">Teste</text:span></text:p>
                <text:p text:style-name="P8"><text:span text:style-name="T2">include("ParticleSwarm.jl")</text:span></text:p>
                <text:p text:style-name="P8"><text:span text:style-name="T2">name = "rosenbrock";</text:span></text:p>
                <text:p text:style-name="P8"><text:span text:style-name="T2">partSwarm(f[name], l[name], u[name]);</text:span></text:p>
                <text:p text:style-name="P8"><text:span text:style-name="T2">name = "sphere";</text:span></text:p>
                <text:p text:style-name="P8"><text:span text:style-name="T2">partSwarm(f[name], l[name], u[name]);</text:span></text:p>
                <text:p text:style-name="P8"><text:span text:style-name="T2"/></text:p>
                <text:p text:style-name="P8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4T3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Genetic Algorithm</text:p>
          </draw:text-box>
        </draw:frame>
        <draw:frame presentation:style-name="pr8" draw:text-style-name="P1" draw:layer="layout" svg:width="12.297cm" svg:height="12.179cm" svg:x="1.4cm" svg:y="4.914cm" presentation:class="outline">
          <draw:text-box>
            <text:list text:style-name="L2">
              <text:list-header>
                <text:p text:style-name="P5"><text:span text:style-name="T1">IMPLEMENTAÇÃO</text:span></text:p>
                <text:p text:style-name="P5"><text:span text:style-name="T1">Implementação dividida em múltiplas funções:</text:span></text:p>
              </text:list-header>
              <text:list-item>
                <text:p text:style-name="P6"><text:span text:style-name="T1">Para cada indivíduo de cada iteração:</text:span></text:p>
                <text:list>
                  <text:list-item>
                    <text:p text:style-name="P10"><text:span text:style-name="T1">Selecione dois genitores distintos;</text:span></text:p>
                  </text:list-item>
                  <text:list-item>
                    <text:p text:style-name="P10"><text:span text:style-name="T1">Gere filhos entre eles:</text:span></text:p>
                    <text:list>
                      <text:list-item>
                        <text:p text:style-name="P10"><text:span text:style-name="T1">Dada uma probabilidade, ao passar, use um crossover entre ambos;</text:span></text:p>
                      </text:list-item>
                      <text:list-item>
                        <text:p text:style-name="P10"><text:span text:style-name="T1">Caso não passe, os filhos serão copias identicas deles;</text:span></text:p>
                      </text:list-item>
                    </text:list>
                  </text:list-item>
                  <text:list-item>
                    <text:p text:style-name="P10"><text:span text:style-name="T1">Atualiza o indivíduo atual para o melhor entre o genitor 1 e o genitor 2.</text:span></text:p>
                  </text:list-item>
                  <text:list-item>
                    <text:p text:style-name="P10"><text:span text:style-name="T1">Dada uma probabilidade, realiza ou não uma mutação no indivíduo atual;</text:span></text:p>
                  </text:list-item>
                </text:list>
              </text:list-item>
              <text:list-item>
                <text:p text:style-name="P10"><text:span text:style-name="T1">Para cada iteração, mantém o melhor indivíduo da geração anterior.</text:span></text:p>
              </text:list-item>
            </text:list>
          </draw:text-box>
        </draw:frame>
        <draw:frame presentation:style-name="pr8" draw:text-style-name="P9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 text:style-name="P7"><text:span text:style-name="T2">Teste</text:span></text:p>
                <text:p text:style-name="P8"><text:span text:style-name="T2">include("Genetic.jl");</text:span></text:p>
                <text:p text:style-name="P8"><text:span text:style-name="T2">tsp=readTSPLIB(:berlin52);</text:span></text:p>
                <text:p text:style-name="P8"><text:span text:style-name="T4">genetic(tsp, N=500, K=200, CR=0.1);</text:span></text:p>
                <text:p text:style-name="P8"><text:span text:style-name="T4">t</text:span><text:span text:style-name="T2">sp=readTSPLIB(:kroA200);</text:span></text:p>
                <text:p text:style-name="P8"><text:span text:style-name="T4">genetic(tsp, N=250, K=1000, CR=0.1)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office:forms form:automatic-focus="false" form:apply-design-mode="false"/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2T11:34:07.253458815</meta:creation-date>
    <meta:editing-duration>PT32M17S</meta:editing-duration>
    <meta:editing-cycles>9</meta:editing-cycles>
    <meta:generator>LibreOffice/6.4.7.2$Linux_X86_64 LibreOffice_project/40$Build-2</meta:generator>
    <dc:title>Blue Curve</dc:title>
    <dc:date>2023-06-22T14:01:47.387472969</dc:date>
    <meta:document-statistic meta:object-count="79"/>
  </office:meta>
</office:document-meta>
</file>